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Bahnschrift" officeooo:rsid="001210f9" officeooo:paragraph-rsid="001210f9"/>
    </style:style>
    <style:style style:name="P2" style:family="paragraph" style:parent-style-name="Standard">
      <style:text-properties style:font-name="Bahnschrift" officeooo:rsid="0012920c" officeooo:paragraph-rsid="0012920c"/>
    </style:style>
    <style:style style:name="P3" style:family="paragraph" style:parent-style-name="Standard" style:list-style-name="L1">
      <style:text-properties style:font-name="Bahnschrift" officeooo:rsid="0012920c" officeooo:paragraph-rsid="0012920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bDesk Calculator Dev Log:</text:p>
      <text:p text:style-name="P1"/>
      <text:p text:style-name="P2">5/12 – 2021</text:p>
      <text:list xml:id="list850742751" text:style-name="L1">
        <text:list-item>
          <text:p text:style-name="P3">Change initial page load 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b" fo:country="NO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b" fo:country="NO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5T14:35:07.763000000</meta:creation-date>
    <dc:date>2021-12-07T20:01:47.047000000</dc:date>
    <meta:editing-duration>P2DT5H16M29S</meta:editing-duration>
    <meta:editing-cycles>2</meta:editing-cycles>
    <meta:generator>LibreOffice/7.1.2.2$Windows_X86_64 LibreOffice_project/8a45595d069ef5570103caea1b71cc9d82b2aae4</meta:generator>
    <meta:document-statistic meta:table-count="0" meta:image-count="0" meta:object-count="0" meta:page-count="1" meta:paragraph-count="3" meta:word-count="11" meta:character-count="64" meta:non-whitespace-character-count="55"/>
  </office:meta>
</office:document-meta>
</file>